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Arkusz1" table:style-name="ta1">
        <table:shapes>
          <draw:frame draw:z-index="0" draw:style-name="gr1" svg:width="15.999cm" svg:height="8.999cm" svg:x="0.375cm" svg:y="6.439cm">
            <draw:object draw:notify-on-update-of-ranges="Arkusz1.A1:Arkusz1.A6 Arkusz1.B1:Arkusz1.B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9.122cm" svg:y="4.989cm">
            <draw:object draw:notify-on-update-of-ranges="Arkusz1.A1:Arkusz1.A6 Arkusz1.C1:Arkusz1.C6 Arkusz1.A1:Arkusz1.A6 Arkusz1.A14:Arkusz1.A14 Arkusz1.F1:Arkusz1.F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100000">
            <text:p>100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/>
          <table:table-cell office:value-type="float" office:value="1000000">
            <text:p>100000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060">
            <text:p>1060</text:p>
          </table:table-cell>
          <table:table-cell office:value-type="float" office:value="210">
            <text:p>210</text:p>
          </table:table-cell>
          <table:table-cell/>
          <table:table-cell office:value-type="float" office:value="10000000">
            <text:p>10000000</text:p>
          </table:table-cell>
          <table:table-cell office:value-type="float" office:value="250">
            <text:p>250</text:p>
          </table:table-cell>
        </table:table-row>
        <table:table-row table:style-name="ro2" table:number-rows-repeated="6">
          <table:table-cell table:number-columns-repeated="6"/>
        </table:table-row>
        <table:table-row table:style-name="ro1">
          <table:table-cell office:value-type="string">
            <text:p>DFS</text:p>
          </table:table-cell>
          <table:table-cell table:number-columns-repeated="5"/>
        </table:table-row>
        <table:table-row table:style-name="ro1">
          <table:table-cell office:value-type="string">
            <text:p>BFS</text:p>
          </table:table-cell>
          <table:table-cell table:number-columns-repeated="5"/>
        </table:table-row>
      </table:table>
      <table:table table:name="Arkusz2" table:style-name="ta1">
        <table:table-column table:style-name="co1" table:default-cell-style-name="Default"/>
        <table:table-row table:style-name="ro2">
          <table:table-cell/>
        </table:table-row>
      </table:table>
      <table:table table:name="Arkusz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ł Serweta</meta:initial-creator>
    <meta:creation-date>2015-06-03T00:53:09</meta:creation-date>
    <dc:date>2015-06-03T01:24:36</dc:date>
    <dc:creator>Rafał Serweta</dc:creator>
    <meta:editing-duration>PT15M27S</meta:editing-duration>
    <meta:editing-cycles>1</meta:editing-cycles>
    <meta:document-statistic meta:table-count="3" meta:cell-count="32" meta:object-count="2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Arkusz1.A1:Arkusz1.B6" svg:x="0.481cm" svg:y="0.855cm" svg:width="15.146cm" svg:height="7.544cm">
          <chartooo:coordinate-region svg:x="1.473cm" svg:y="1.054cm" svg:width="13.411cm" svg:height="6.69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rkusz1.B1:Arkusz1.B6" chart:class="chart:scatter">
            <chart:domain table:cell-range-address="Arkusz1.A1:Arkusz1.A6"/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Arkusz1.A1:Arkusz1.A6</svg:desc>
                </draw:g>
              </table:table-cell>
              <table:table-cell office:value-type="float" office:value="0">
                <text:p>0</text:p>
                <draw:g>
                  <svg:desc>Arkusz1.B1:Arkusz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0">
                <text:p>10000000</text:p>
              </table:table-cell>
              <table:table-cell office:value-type="float" office:value="1060">
                <text:p>10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68cm" svg:y="3.952cm" style:legend-expansion="high" chart:style-name="ch2"/>
        <chart:plot-area chart:style-name="ch3" table:cell-range-address="Arkusz1.A1:Arkusz1.A6 Arkusz1.A13:Arkusz1.A13 Arkusz1.C1:Arkusz1.C6 Arkusz1.F1:Arkusz1.F6" chart:data-source-has-labels="row" svg:x="0.77cm" svg:y="0.855cm" svg:width="12.558cm" svg:height="7.545cm">
          <chartooo:coordinate-region svg:x="1.577cm" svg:y="1.054cm" svg:width="11.008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C1:Arkusz1.C6" chart:label-cell-address="Arkusz1.A13:Arkusz1.A13" chart:class="chart:scatter">
            <chart:domain table:cell-range-address="Arkusz1.A1:Arkusz1.A6"/>
            <chart:data-point chart:repeated="6"/>
          </chart:series>
          <chart:series chart:style-name="ch7" chart:values-cell-range-address="Arkusz1.F1:Arkusz1.F6" chart:label-cell-address="Arkusz1.A14:Arkusz1.A14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DFS</text:p>
                <draw:g>
                  <svg:desc>Arkusz1.A13:Arkusz1.A13</svg:desc>
                </draw:g>
              </table:table-cell>
              <table:table-cell office:value-type="string">
                <text:p>BFS</text:p>
                <draw:g>
                  <svg:desc>Arkusz1.A14:Arkusz1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Arkusz1.A1:Arkusz1.A6</svg:desc>
                </draw:g>
              </table:table-cell>
              <table:table-cell office:value-type="float" office:value="0">
                <text:p>0</text:p>
                <draw:g>
                  <svg:desc>Arkusz1.C1:Arkusz1.C6</svg:desc>
                </draw:g>
              </table:table-cell>
              <table:table-cell office:value-type="float" office:value="0">
                <text:p>0</text:p>
                <draw:g>
                  <svg:desc>Arkusz1.F1:Arkusz1.F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0">
                <text:p>10000000</text:p>
              </table:table-cell>
              <table:table-cell office:value-type="float" office:value="210">
                <text:p>210</text:p>
              </table:table-cell>
              <table:table-cell office:value-type="float" office:value="250">
                <text:p>2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